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/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/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/>
    <style:style style:name="ce3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/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/>
    <style:style style:name="ce4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10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ce25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4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3" office:value-type="string" calcext:value-type="string">
            <text:p>milestone_2</text:p>
          </table:table-cell>
          <table:table-cell table:style-name="ce3" office:value-type="string" calcext:value-type="string">
            <text:p>milestone_3</text:p>
          </table:table-cell>
          <table:table-cell table:style-name="ce3" office:value-type="string" calcext:value-type="string">
            <text:p>milestone_4</text:p>
          </table:table-cell>
          <table:table-cell table:style-name="ce3" office:value-type="string" calcext:value-type="string">
            <text:p>milestone_5</text:p>
          </table:table-cell>
          <table:table-cell table:style-name="ce3" office:value-type="string" calcext:value-type="string">
            <text:p>milestone_6</text:p>
          </table:table-cell>
          <table:table-cell table:style-name="ce3" office:value-type="string" calcext:value-type="string">
            <text:p>milestone_7</text:p>
          </table:table-cell>
          <table:table-cell table:style-name="ce3" office:value-type="string" calcext:value-type="string">
            <text:p>milestone_8</text:p>
          </table:table-cell>
          <table:table-cell table:style-name="ce3" office:value-type="string" calcext:value-type="string">
            <text:p>milestone_9</text:p>
          </table:table-cell>
          <table:table-cell table:style-name="ce3" office:value-type="string" calcext:value-type="string">
            <text:p>milestone_10</text:p>
          </table:table-cell>
          <table:table-cell table:style-name="ce3" office:value-type="string" calcext:value-type="string">
            <text:p>milestone_11</text:p>
          </table:table-cell>
          <table:table-cell table:style-name="ce3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/>
          <table:table-cell table:number-columns-repeated="1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8" office:value-type="float" office:value="0.0499999999999999" calcext:value-type="float">
            <text:p>0.0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0.0999999999999999" calcext:value-type="float">
            <text:p>0.1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8" calcext:value-type="float">
            <text:p>0.8</text:p>
          </table:table-cell>
          <table:table-cell table:style-name="ce9" office:value-type="float" office:value="0.2" calcext:value-type="float">
            <text:p>0.2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9" office:value-type="float" office:value="0.25" calcext:value-type="float">
            <text:p>0.2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7" calcext:value-type="float">
            <text:p>0.7</text:p>
          </table:table-cell>
          <table:table-cell table:style-name="ce9" office:value-type="float" office:value="0.3" calcext:value-type="float">
            <text:p>0.3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9" office:value-type="float" office:value="0.35" calcext:value-type="float">
            <text:p>0.3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9" office:value-type="float" office:value="0.4" calcext:value-type="float">
            <text:p>0.4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9" office:value-type="float" office:value="0.45" calcext:value-type="float">
            <text:p>0.4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9"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style-name="ce9"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9"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table:style-name="ce5" office:value-type="float" office:value="0.3" calcext:value-type="float">
            <text:p>0.3</text:p>
          </table:table-cell>
          <table:table-cell table:style-name="ce9"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9"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table:style-name="ce5" office:value-type="float" office:value="0.2" calcext:value-type="float">
            <text:p>0.2</text:p>
          </table:table-cell>
          <table:table-cell table:style-name="ce9"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9"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9"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formula="of:=IF(MOD(ROW(); 2)=MOD(COLUMN();2); [.$P22]*[.$P22] + [.$P22]*(1-[.$P22])*[.Q22]; [.$P22]*(1-[.$P22])*[.Q22])" office:value-type="float" office:value="0" calcext:value-type="float">
            <text:p>0</text:p>
          </table:table-cell>
          <table:table-cell table:formula="of:=IF(MOD(ROW(); 2)=MOD(COLUMN();2); [.$P22]*[.$P22] + [.$P22]*(1-[.$P22])*[.R22]; [.$P22]*(1-[.$P22])*[.R22])" office:value-type="float" office:value="0" calcext:value-type="float">
            <text:p>0</text:p>
          </table:table-cell>
          <table:table-cell table:number-columns-repeated="8"/>
          <table:table-cell table:formula="of:=RAND()" office:value-type="float" office:value="0.899020356023367" calcext:value-type="float">
            <text:p>0.899020356</text:p>
          </table:table-cell>
          <table:table-cell table:formula="of:=RAND()" office:value-type="float" office:value="0.999580549430657" calcext:value-type="float">
            <text:p>0.99958054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22]/SUM([.$M22:.$N22])" office:value-type="float" office:value="0.473517290253466" calcext:value-type="float">
            <text:p>0.4735172903</text:p>
          </table:table-cell>
          <table:table-cell table:formula="of:=[.N22]/SUM([.$M22:.$N22])" office:value-type="float" office:value="0.526482709746534" calcext:value-type="float">
            <text:p>0.5264827097</text:p>
          </table:table-cell>
        </table:table-row>
        <table:table-row table:style-name="ro1">
          <table:table-cell/>
          <table:table-cell table:formula="of:=1-SUM([.C23:.E23])" office:value-type="float" office:value="0.95" calcext:value-type="float">
            <text:p>0.95</text:p>
          </table:table-cell>
          <table:table-cell table:formula="of:=IF(MOD(ROW(); 2)=MOD(COLUMN();2); [.$P23]*[.$P23] + [.$P23]*(1-[.$P23])*[.Q23]; [.$P23]*(1-[.$P23])*[.Q23])" office:value-type="float" office:value="0.0305260056843969" calcext:value-type="float">
            <text:p>0.0305260057</text:p>
          </table:table-cell>
          <table:table-cell table:formula="of:=IF(MOD(ROW(); 2)=MOD(COLUMN();2); [.$P23]*[.$P23] + [.$P23]*(1-[.$P23])*[.R23]; [.$P23]*(1-[.$P23])*[.R23])" office:value-type="float" office:value="0.0194739943156031" calcext:value-type="float">
            <text:p>0.019473994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875364353567108" calcext:value-type="float">
            <text:p>0.8753643536</text:p>
          </table:table-cell>
          <table:table-cell table:formula="of:=RAND()" office:value-type="float" office:value="0.608250802394506" calcext:value-type="float">
            <text:p>0.6082508024</text:p>
          </table:table-cell>
          <table:table-cell/>
          <table:table-cell table:formula="of:=[.P22]+0.05" office:value-type="float" office:value="0.05" calcext:value-type="float">
            <text:p>0.05</text:p>
          </table:table-cell>
          <table:table-cell table:formula="of:=[.M23]/SUM([.$M23:.$N23])" office:value-type="float" office:value="0.590021172303093" calcext:value-type="float">
            <text:p>0.5900211723</text:p>
          </table:table-cell>
          <table:table-cell table:formula="of:=[.N23]/SUM([.$M23:.$N23])" office:value-type="float" office:value="0.409978827696907" calcext:value-type="float">
            <text:p>0.4099788277</text:p>
          </table:table-cell>
        </table:table-row>
        <table:table-row table:style-name="ro1">
          <table:table-cell/>
          <table:table-cell table:formula="of:=1-SUM([.C24:.E24])" office:value-type="float" office:value="0.95" calcext:value-type="float">
            <text:p>0.95</text:p>
          </table:table-cell>
          <table:table-cell table:formula="of:=IF(MOD(ROW(); 2)=MOD(COLUMN();2); [.$P24]*[.$P24] + [.$P24]*(1-[.$P24])*[.Q24]; [.$P24]*(1-[.$P24])*[.Q24])" office:value-type="float" office:value="0.0274680213311298" calcext:value-type="float">
            <text:p>0.0274680213</text:p>
          </table:table-cell>
          <table:table-cell table:formula="of:=IF(MOD(ROW(); 2)=MOD(COLUMN();2); [.$P24]*[.$P24] + [.$P24]*(1-[.$P24])*[.R24]; [.$P24]*(1-[.$P24])*[.R24])" office:value-type="float" office:value="0.0225319786688702" calcext:value-type="float">
            <text:p>0.0225319787</text:p>
          </table:table-cell>
          <table:table-cell table:style-name="ce23"/>
          <table:table-cell/>
          <table:table-cell table:style-name="ce25"/>
          <table:table-cell table:number-columns-repeated="5"/>
          <table:table-cell table:formula="of:=RAND()" office:value-type="float" office:value="0.930056112309087" calcext:value-type="float">
            <text:p>0.9300561123</text:p>
          </table:table-cell>
          <table:table-cell table:formula="of:=RAND()" office:value-type="float" office:value="0.678274709999348" calcext:value-type="float">
            <text:p>0.67827471</text:p>
          </table:table-cell>
          <table:table-cell/>
          <table:table-cell table:formula="of:=[.P23]" office:value-type="float" office:value="0.05" calcext:value-type="float">
            <text:p>0.05</text:p>
          </table:table-cell>
          <table:table-cell table:formula="of:=[.M24]/SUM([.$M24:.$N24])" office:value-type="float" office:value="0.578274133286943" calcext:value-type="float">
            <text:p>0.5782741333</text:p>
          </table:table-cell>
          <table:table-cell table:formula="of:=[.N24]/SUM([.$M24:.$N24])" office:value-type="float" office:value="0.421725866713057" calcext:value-type="float">
            <text:p>0.4217258667</text:p>
          </table:table-cell>
        </table:table-row>
        <table:table-row table:style-name="ro1">
          <table:table-cell/>
          <table:table-cell table:style-name="ce11" table:formula="of:=1-SUM([.C25:.E25])" office:value-type="float" office:value="0.9" calcext:value-type="float">
            <text:p>0.9</text:p>
          </table:table-cell>
          <table:table-cell table:formula="of:=IF(MOD(ROW(); 2)=MOD(COLUMN();2); [.$P25]*[.$P25] + [.$P25]*(1-[.$P25])*[.Q25]; [.$P25]*(1-[.$P25])*[.Q25])" office:value-type="float" office:value="0.0734800341105497" calcext:value-type="float">
            <text:p>0.0734800341</text:p>
          </table:table-cell>
          <table:table-cell table:formula="of:=IF(MOD(ROW(); 2)=MOD(COLUMN();2); [.$P25]*[.$P25] + [.$P25]*(1-[.$P25])*[.R25]; [.$P25]*(1-[.$P25])*[.R25])" office:value-type="float" office:value="0.0265199658894503" calcext:value-type="float">
            <text:p>0.0265199659</text:p>
          </table:table-cell>
          <table:table-cell table:style-name="ce23"/>
          <table:table-cell/>
          <table:table-cell table:style-name="ce25"/>
          <table:table-cell table:number-columns-repeated="5"/>
          <table:table-cell table:formula="of:=RAND()" office:value-type="float" office:value="0.963986838373725" calcext:value-type="float">
            <text:p>0.9639868384</text:p>
          </table:table-cell>
          <table:table-cell table:formula="of:=RAND()" office:value-type="float" office:value="0.402723445721993" calcext:value-type="float">
            <text:p>0.4027234457</text:p>
          </table:table-cell>
          <table:table-cell/>
          <table:table-cell table:formula="of:=[.P24]+0.05" office:value-type="float" office:value="0.1" calcext:value-type="float">
            <text:p>0.1</text:p>
          </table:table-cell>
          <table:table-cell table:formula="of:=[.M25]/SUM([.$M25:.$N25])" office:value-type="float" office:value="0.705333712339441" calcext:value-type="float">
            <text:p>0.7053337123</text:p>
          </table:table-cell>
          <table:table-cell table:formula="of:=[.N25]/SUM([.$M25:.$N25])" office:value-type="float" office:value="0.294666287660559" calcext:value-type="float">
            <text:p>0.2946662877</text:p>
          </table:table-cell>
        </table:table-row>
        <table:table-row table:style-name="ro1">
          <table:table-cell/>
          <table:table-cell table:style-name="ce11" table:formula="of:=1-SUM([.C26:.E26])" office:value-type="float" office:value="0.9" calcext:value-type="float">
            <text:p>0.9</text:p>
          </table:table-cell>
          <table:table-cell table:formula="of:=IF(MOD(ROW(); 2)=MOD(COLUMN();2); [.$P26]*[.$P26] + [.$P26]*(1-[.$P26])*[.Q26]; [.$P26]*(1-[.$P26])*[.Q26])" office:value-type="float" office:value="0.0854105679597514" calcext:value-type="float">
            <text:p>0.085410568</text:p>
          </table:table-cell>
          <table:table-cell table:formula="of:=IF(MOD(ROW(); 2)=MOD(COLUMN();2); [.$P26]*[.$P26] + [.$P26]*(1-[.$P26])*[.R26]; [.$P26]*(1-[.$P26])*[.R26])" office:value-type="float" office:value="0.0145894320402487" calcext:value-type="float">
            <text:p>0.014589432</text:p>
          </table:table-cell>
          <table:table-cell table:style-name="ce23"/>
          <table:table-cell/>
          <table:table-cell table:style-name="ce25"/>
          <table:table-cell table:number-columns-repeated="5"/>
          <table:table-cell table:formula="of:=RAND()" office:value-type="float" office:value="0.791118999611303" calcext:value-type="float">
            <text:p>0.7911189996</text:p>
          </table:table-cell>
          <table:table-cell table:formula="of:=RAND()" office:value-type="float" office:value="0.0425098084604301" calcext:value-type="float">
            <text:p>0.0425098085</text:p>
          </table:table-cell>
          <table:table-cell/>
          <table:table-cell table:formula="of:=[.P25]" office:value-type="float" office:value="0.1" calcext:value-type="float">
            <text:p>0.1</text:p>
          </table:table-cell>
          <table:table-cell table:formula="of:=[.M26]/SUM([.$M26:.$N26])" office:value-type="float" office:value="0.949006310663904" calcext:value-type="float">
            <text:p>0.9490063107</text:p>
          </table:table-cell>
          <table:table-cell table:formula="of:=[.N26]/SUM([.$M26:.$N26])" office:value-type="float" office:value="0.0509936893360961" calcext:value-type="float">
            <text:p>0.0509936893</text:p>
          </table:table-cell>
        </table:table-row>
        <table:table-row table:style-name="ro1">
          <table:table-cell/>
          <table:table-cell table:style-name="ce11" table:formula="of:=1-SUM([.C27:.E27])" office:value-type="float" office:value="0.85" calcext:value-type="float">
            <text:p>0.85</text:p>
          </table:table-cell>
          <table:table-cell table:formula="of:=IF(MOD(ROW(); 2)=MOD(COLUMN();2); [.$P27]*[.$P27] + [.$P27]*(1-[.$P27])*[.Q27]; [.$P27]*(1-[.$P27])*[.Q27])" office:value-type="float" office:value="0.102779619218772" calcext:value-type="float">
            <text:p>0.1027796192</text:p>
          </table:table-cell>
          <table:table-cell table:formula="of:=IF(MOD(ROW(); 2)=MOD(COLUMN();2); [.$P27]*[.$P27] + [.$P27]*(1-[.$P27])*[.R27]; [.$P27]*(1-[.$P27])*[.R27])" office:value-type="float" office:value="0.047220380781228" calcext:value-type="float">
            <text:p>0.047220380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875437612377083" calcext:value-type="float">
            <text:p>0.8754376124</text:p>
          </table:table-cell>
          <table:table-cell table:formula="of:=RAND()" office:value-type="float" office:value="0.514931408605744" calcext:value-type="float">
            <text:p>0.5149314086</text:p>
          </table:table-cell>
          <table:table-cell/>
          <table:table-cell table:formula="of:=[.P26]+0.05" office:value-type="float" office:value="0.15" calcext:value-type="float">
            <text:p>0.15</text:p>
          </table:table-cell>
          <table:table-cell table:formula="of:=[.M27]/SUM([.$M27:.$N27])" office:value-type="float" office:value="0.629644072304094" calcext:value-type="float">
            <text:p>0.6296440723</text:p>
          </table:table-cell>
          <table:table-cell table:formula="of:=[.N27]/SUM([.$M27:.$N27])" office:value-type="float" office:value="0.370355927695906" calcext:value-type="float">
            <text:p>0.3703559277</text:p>
          </table:table-cell>
        </table:table-row>
        <table:table-row table:style-name="ro1">
          <table:table-cell/>
          <table:table-cell table:style-name="ce11" table:formula="of:=1-SUM([.C28:.E28])" office:value-type="float" office:value="0.85" calcext:value-type="float">
            <text:p>0.85</text:p>
          </table:table-cell>
          <table:table-cell table:formula="of:=IF(MOD(ROW(); 2)=MOD(COLUMN();2); [.$P28]*[.$P28] + [.$P28]*(1-[.$P28])*[.Q28]; [.$P28]*(1-[.$P28])*[.Q28])" office:value-type="float" office:value="0.0245939691995182" calcext:value-type="float">
            <text:p>0.0245939692</text:p>
          </table:table-cell>
          <table:table-cell table:formula="of:=IF(MOD(ROW(); 2)=MOD(COLUMN();2); [.$P28]*[.$P28] + [.$P28]*(1-[.$P28])*[.R28]; [.$P28]*(1-[.$P28])*[.R28])" office:value-type="float" office:value="0.125406030800482" calcext:value-type="float">
            <text:p>0.125406030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19247965125834" calcext:value-type="float">
            <text:p>0.2192479651</text:p>
          </table:table-cell>
          <table:table-cell table:formula="of:=RAND()" office:value-type="float" office:value="0.917376844264082" calcext:value-type="float">
            <text:p>0.9173768443</text:p>
          </table:table-cell>
          <table:table-cell/>
          <table:table-cell table:formula="of:=[.P27]" office:value-type="float" office:value="0.15" calcext:value-type="float">
            <text:p>0.15</text:p>
          </table:table-cell>
          <table:table-cell table:formula="of:=[.M28]/SUM([.$M28:.$N28])" office:value-type="float" office:value="0.192893876074653" calcext:value-type="float">
            <text:p>0.1928938761</text:p>
          </table:table-cell>
          <table:table-cell table:formula="of:=[.N28]/SUM([.$M28:.$N28])" office:value-type="float" office:value="0.807106123925347" calcext:value-type="float">
            <text:p>0.8071061239</text:p>
          </table:table-cell>
        </table:table-row>
        <table:table-row table:style-name="ro1">
          <table:table-cell/>
          <table:table-cell table:style-name="ce11" table:formula="of:=1-SUM([.C29:.E29])" office:value-type="float" office:value="0.8" calcext:value-type="float">
            <text:p>0.8</text:p>
          </table:table-cell>
          <table:table-cell table:formula="of:=IF(MOD(ROW(); 2)=MOD(COLUMN();2); [.$P29]*[.$P29] + [.$P29]*(1-[.$P29])*[.Q29]; [.$P29]*(1-[.$P29])*[.Q29])" office:value-type="float" office:value="0.0951014401573868" calcext:value-type="float">
            <text:p>0.0951014402</text:p>
          </table:table-cell>
          <table:table-cell table:formula="of:=IF(MOD(ROW(); 2)=MOD(COLUMN();2); [.$P29]*[.$P29] + [.$P29]*(1-[.$P29])*[.R29]; [.$P29]*(1-[.$P29])*[.R29])" office:value-type="float" office:value="0.104898559842613" calcext:value-type="float">
            <text:p>0.104898559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08290660751131" calcext:value-type="float">
            <text:p>0.4082906608</text:p>
          </table:table-cell>
          <table:table-cell table:formula="of:=RAND()" office:value-type="float" office:value="0.777277366755741" calcext:value-type="float">
            <text:p>0.7772773668</text:p>
          </table:table-cell>
          <table:table-cell/>
          <table:table-cell table:formula="of:=[.P28]+0.05" office:value-type="float" office:value="0.2" calcext:value-type="float">
            <text:p>0.2</text:p>
          </table:table-cell>
          <table:table-cell table:formula="of:=[.M29]/SUM([.$M29:.$N29])" office:value-type="float" office:value="0.344384000983667" calcext:value-type="float">
            <text:p>0.344384001</text:p>
          </table:table-cell>
          <table:table-cell table:formula="of:=[.N29]/SUM([.$M29:.$N29])" office:value-type="float" office:value="0.655615999016333" calcext:value-type="float">
            <text:p>0.655615999</text:p>
          </table:table-cell>
        </table:table-row>
        <table:table-row table:style-name="ro1">
          <table:table-cell/>
          <table:table-cell table:style-name="ce11" table:formula="of:=1-SUM([.C30:.E30])" office:value-type="float" office:value="0.8" calcext:value-type="float">
            <text:p>0.8</text:p>
          </table:table-cell>
          <table:table-cell table:formula="of:=IF(MOD(ROW(); 2)=MOD(COLUMN();2); [.$P30]*[.$P30] + [.$P30]*(1-[.$P30])*[.Q30]; [.$P30]*(1-[.$P30])*[.Q30])" office:value-type="float" office:value="0.0663462280752769" calcext:value-type="float">
            <text:p>0.0663462281</text:p>
          </table:table-cell>
          <table:table-cell table:formula="of:=IF(MOD(ROW(); 2)=MOD(COLUMN();2); [.$P30]*[.$P30] + [.$P30]*(1-[.$P30])*[.R30]; [.$P30]*(1-[.$P30])*[.R30])" office:value-type="float" office:value="0.133653771924723" calcext:value-type="float">
            <text:p>0.133653771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65531073240509" calcext:value-type="float">
            <text:p>0.1655310732</text:p>
          </table:table-cell>
          <table:table-cell table:formula="of:=RAND()" office:value-type="float" office:value="0.233662256762086" calcext:value-type="float">
            <text:p>0.2336622568</text:p>
          </table:table-cell>
          <table:table-cell/>
          <table:table-cell table:formula="of:=[.P29]" office:value-type="float" office:value="0.2" calcext:value-type="float">
            <text:p>0.2</text:p>
          </table:table-cell>
          <table:table-cell table:formula="of:=[.M30]/SUM([.$M30:.$N30])" office:value-type="float" office:value="0.414663925470481" calcext:value-type="float">
            <text:p>0.4146639255</text:p>
          </table:table-cell>
          <table:table-cell table:formula="of:=[.N30]/SUM([.$M30:.$N30])" office:value-type="float" office:value="0.585336074529519" calcext:value-type="float">
            <text:p>0.5853360745</text:p>
          </table:table-cell>
        </table:table-row>
        <table:table-row table:style-name="ro1">
          <table:table-cell/>
          <table:table-cell table:style-name="ce11" table:formula="of:=1-SUM([.C31:.E31])" office:value-type="float" office:value="0.75" calcext:value-type="float">
            <text:p>0.75</text:p>
          </table:table-cell>
          <table:table-cell table:formula="of:=IF(MOD(ROW(); 2)=MOD(COLUMN();2); [.$P31]*[.$P31] + [.$P31]*(1-[.$P31])*[.Q31]; [.$P31]*(1-[.$P31])*[.Q31])" office:value-type="float" office:value="0.141375639498733" calcext:value-type="float">
            <text:p>0.1413756395</text:p>
          </table:table-cell>
          <table:table-cell table:formula="of:=IF(MOD(ROW(); 2)=MOD(COLUMN();2); [.$P31]*[.$P31] + [.$P31]*(1-[.$P31])*[.R31]; [.$P31]*(1-[.$P31])*[.R31])" office:value-type="float" office:value="0.108624360501267" calcext:value-type="float">
            <text:p>0.108624360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37206204286589" calcext:value-type="float">
            <text:p>0.3372062043</text:p>
          </table:table-cell>
          <table:table-cell table:formula="of:=RAND()" office:value-type="float" office:value="0.464386831352139" calcext:value-type="float">
            <text:p>0.4643868314</text:p>
          </table:table-cell>
          <table:table-cell/>
          <table:table-cell table:formula="of:=[.P30]+0.05" office:value-type="float" office:value="0.25" calcext:value-type="float">
            <text:p>0.25</text:p>
          </table:table-cell>
          <table:table-cell table:formula="of:=[.M31]/SUM([.$M31:.$N31])" office:value-type="float" office:value="0.420670077326577" calcext:value-type="float">
            <text:p>0.4206700773</text:p>
          </table:table-cell>
          <table:table-cell table:formula="of:=[.N31]/SUM([.$M31:.$N31])" office:value-type="float" office:value="0.579329922673423" calcext:value-type="float">
            <text:p>0.5793299227</text:p>
          </table:table-cell>
        </table:table-row>
        <table:table-row table:style-name="ro1">
          <table:table-cell/>
          <table:table-cell table:style-name="ce11" table:formula="of:=1-SUM([.C32:.E32])" office:value-type="float" office:value="0.75" calcext:value-type="float">
            <text:p>0.75</text:p>
          </table:table-cell>
          <table:table-cell table:formula="of:=IF(MOD(ROW(); 2)=MOD(COLUMN();2); [.$P32]*[.$P32] + [.$P32]*(1-[.$P32])*[.Q32]; [.$P32]*(1-[.$P32])*[.Q32])" office:value-type="float" office:value="0.126077347083412" calcext:value-type="float">
            <text:p>0.1260773471</text:p>
          </table:table-cell>
          <table:table-cell table:formula="of:=IF(MOD(ROW(); 2)=MOD(COLUMN();2); [.$P32]*[.$P32] + [.$P32]*(1-[.$P32])*[.R32]; [.$P32]*(1-[.$P32])*[.R32])" office:value-type="float" office:value="0.123922652916588" calcext:value-type="float">
            <text:p>0.123922652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8353080017335" calcext:value-type="float">
            <text:p>0.9835308002</text:p>
          </table:table-cell>
          <table:table-cell table:formula="of:=RAND()" office:value-type="float" office:value="0.479158805045714" calcext:value-type="float">
            <text:p>0.479158805</text:p>
          </table:table-cell>
          <table:table-cell/>
          <table:table-cell table:formula="of:=[.P31]" office:value-type="float" office:value="0.25" calcext:value-type="float">
            <text:p>0.25</text:p>
          </table:table-cell>
          <table:table-cell table:formula="of:=[.M32]/SUM([.$M32:.$N32])" office:value-type="float" office:value="0.672412517778198" calcext:value-type="float">
            <text:p>0.6724125178</text:p>
          </table:table-cell>
          <table:table-cell table:formula="of:=[.N32]/SUM([.$M32:.$N32])" office:value-type="float" office:value="0.327587482221802" calcext:value-type="float">
            <text:p>0.3275874822</text:p>
          </table:table-cell>
        </table:table-row>
        <table:table-row table:style-name="ro1">
          <table:table-cell/>
          <table:table-cell table:style-name="ce11" table:formula="of:=1-SUM([.C33:.E33])" office:value-type="float" office:value="0.7" calcext:value-type="float">
            <text:p>0.7</text:p>
          </table:table-cell>
          <table:table-cell table:formula="of:=IF(MOD(ROW(); 2)=MOD(COLUMN();2); [.$P33]*[.$P33] + [.$P33]*(1-[.$P33])*[.Q33]; [.$P33]*(1-[.$P33])*[.Q33])" office:value-type="float" office:value="0.188760836772174" calcext:value-type="float">
            <text:p>0.1887608368</text:p>
          </table:table-cell>
          <table:table-cell table:formula="of:=IF(MOD(ROW(); 2)=MOD(COLUMN();2); [.$P33]*[.$P33] + [.$P33]*(1-[.$P33])*[.R33]; [.$P33]*(1-[.$P33])*[.R33])" office:value-type="float" office:value="0.111239163227826" calcext:value-type="float">
            <text:p>0.1112391632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74850212176324" calcext:value-type="float">
            <text:p>0.4748502122</text:p>
          </table:table-cell>
          <table:table-cell table:formula="of:=RAND()" office:value-type="float" office:value="0.534847030335536" calcext:value-type="float">
            <text:p>0.5348470303</text:p>
          </table:table-cell>
          <table:table-cell/>
          <table:table-cell table:formula="of:=[.P32]+0.05" office:value-type="float" office:value="0.3" calcext:value-type="float">
            <text:p>0.3</text:p>
          </table:table-cell>
          <table:table-cell table:formula="of:=[.M33]/SUM([.$M33:.$N33])" office:value-type="float" office:value="0.470289698915115" calcext:value-type="float">
            <text:p>0.4702896989</text:p>
          </table:table-cell>
          <table:table-cell table:formula="of:=[.N33]/SUM([.$M33:.$N33])" office:value-type="float" office:value="0.529710301084885" calcext:value-type="float">
            <text:p>0.5297103011</text:p>
          </table:table-cell>
        </table:table-row>
        <table:table-row table:style-name="ro1">
          <table:table-cell/>
          <table:table-cell table:style-name="ce11" table:formula="of:=1-SUM([.C34:.E34])" office:value-type="float" office:value="0.7" calcext:value-type="float">
            <text:p>0.7</text:p>
          </table:table-cell>
          <table:table-cell table:formula="of:=IF(MOD(ROW(); 2)=MOD(COLUMN();2); [.$P34]*[.$P34] + [.$P34]*(1-[.$P34])*[.Q34]; [.$P34]*(1-[.$P34])*[.Q34])" office:value-type="float" office:value="0.111956745753785" calcext:value-type="float">
            <text:p>0.1119567458</text:p>
          </table:table-cell>
          <table:table-cell table:formula="of:=IF(MOD(ROW(); 2)=MOD(COLUMN();2); [.$P34]*[.$P34] + [.$P34]*(1-[.$P34])*[.R34]; [.$P34]*(1-[.$P34])*[.R34])" office:value-type="float" office:value="0.188043254246215" calcext:value-type="float">
            <text:p>0.1880432542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77668701993689" calcext:value-type="float">
            <text:p>0.977668702</text:p>
          </table:table-cell>
          <table:table-cell table:formula="of:=RAND()" office:value-type="float" office:value="0.856168339591935" calcext:value-type="float">
            <text:p>0.8561683396</text:p>
          </table:table-cell>
          <table:table-cell/>
          <table:table-cell table:formula="of:=[.P33]" office:value-type="float" office:value="0.3" calcext:value-type="float">
            <text:p>0.3</text:p>
          </table:table-cell>
          <table:table-cell table:formula="of:=[.M34]/SUM([.$M34:.$N34])" office:value-type="float" office:value="0.533127360732309" calcext:value-type="float">
            <text:p>0.5331273607</text:p>
          </table:table-cell>
          <table:table-cell table:formula="of:=[.N34]/SUM([.$M34:.$N34])" office:value-type="float" office:value="0.466872639267691" calcext:value-type="float">
            <text:p>0.4668726393</text:p>
          </table:table-cell>
        </table:table-row>
        <table:table-row table:style-name="ro1">
          <table:table-cell/>
          <table:table-cell table:style-name="ce11" table:formula="of:=1-SUM([.C35:.E35])" office:value-type="float" office:value="0.65" calcext:value-type="float">
            <text:p>0.65</text:p>
          </table:table-cell>
          <table:table-cell table:formula="of:=IF(MOD(ROW(); 2)=MOD(COLUMN();2); [.$P35]*[.$P35] + [.$P35]*(1-[.$P35])*[.Q35]; [.$P35]*(1-[.$P35])*[.Q35])" office:value-type="float" office:value="0.216491464625276" calcext:value-type="float">
            <text:p>0.2164914646</text:p>
          </table:table-cell>
          <table:table-cell table:formula="of:=IF(MOD(ROW(); 2)=MOD(COLUMN();2); [.$P35]*[.$P35] + [.$P35]*(1-[.$P35])*[.R35]; [.$P35]*(1-[.$P35])*[.R35])" office:value-type="float" office:value="0.133508535374724" calcext:value-type="float">
            <text:p>0.133508535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51608506459124" calcext:value-type="float">
            <text:p>0.4516085065</text:p>
          </table:table-cell>
          <table:table-cell table:formula="of:=RAND()" office:value-type="float" office:value="0.641479420503791" calcext:value-type="float">
            <text:p>0.6414794205</text:p>
          </table:table-cell>
          <table:table-cell/>
          <table:table-cell table:formula="of:=[.P34]+0.05" office:value-type="float" office:value="0.35" calcext:value-type="float">
            <text:p>0.35</text:p>
          </table:table-cell>
          <table:table-cell table:formula="of:=[.M35]/SUM([.$M35:.$N35])" office:value-type="float" office:value="0.413149295056157" calcext:value-type="float">
            <text:p>0.4131492951</text:p>
          </table:table-cell>
          <table:table-cell table:formula="of:=[.N35]/SUM([.$M35:.$N35])" office:value-type="float" office:value="0.586850704943843" calcext:value-type="float">
            <text:p>0.5868507049</text:p>
          </table:table-cell>
        </table:table-row>
        <table:table-row table:style-name="ro1">
          <table:table-cell/>
          <table:table-cell table:style-name="ce11" table:formula="of:=1-SUM([.C36:.E36])" office:value-type="float" office:value="0.65" calcext:value-type="float">
            <text:p>0.65</text:p>
          </table:table-cell>
          <table:table-cell table:formula="of:=IF(MOD(ROW(); 2)=MOD(COLUMN();2); [.$P36]*[.$P36] + [.$P36]*(1-[.$P36])*[.Q36]; [.$P36]*(1-[.$P36])*[.Q36])" office:value-type="float" office:value="0.118071846427947" calcext:value-type="float">
            <text:p>0.1180718464</text:p>
          </table:table-cell>
          <table:table-cell table:formula="of:=IF(MOD(ROW(); 2)=MOD(COLUMN();2); [.$P36]*[.$P36] + [.$P36]*(1-[.$P36])*[.R36]; [.$P36]*(1-[.$P36])*[.R36])" office:value-type="float" office:value="0.231928153572053" calcext:value-type="float">
            <text:p>0.231928153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05949877367747" calcext:value-type="float">
            <text:p>0.2059498774</text:p>
          </table:table-cell>
          <table:table-cell table:formula="of:=RAND()" office:value-type="float" office:value="0.190872892146193" calcext:value-type="float">
            <text:p>0.1908728921</text:p>
          </table:table-cell>
          <table:table-cell/>
          <table:table-cell table:formula="of:=[.P35]" office:value-type="float" office:value="0.35" calcext:value-type="float">
            <text:p>0.35</text:p>
          </table:table-cell>
          <table:table-cell table:formula="of:=[.M36]/SUM([.$M36:.$N36])" office:value-type="float" office:value="0.51899712715581" calcext:value-type="float">
            <text:p>0.5189971272</text:p>
          </table:table-cell>
          <table:table-cell table:formula="of:=[.N36]/SUM([.$M36:.$N36])" office:value-type="float" office:value="0.48100287284419" calcext:value-type="float">
            <text:p>0.4810028728</text:p>
          </table:table-cell>
        </table:table-row>
        <table:table-row table:style-name="ro1">
          <table:table-cell/>
          <table:table-cell table:style-name="ce11" table:formula="of:=1-SUM([.C37:.E37])" office:value-type="float" office:value="0.6" calcext:value-type="float">
            <text:p>0.6</text:p>
          </table:table-cell>
          <table:table-cell table:formula="of:=IF(MOD(ROW(); 2)=MOD(COLUMN();2); [.$P37]*[.$P37] + [.$P37]*(1-[.$P37])*[.Q37]; [.$P37]*(1-[.$P37])*[.Q37])" office:value-type="float" office:value="0.258337840592133" calcext:value-type="float">
            <text:p>0.2583378406</text:p>
          </table:table-cell>
          <table:table-cell table:formula="of:=IF(MOD(ROW(); 2)=MOD(COLUMN();2); [.$P37]*[.$P37] + [.$P37]*(1-[.$P37])*[.R37]; [.$P37]*(1-[.$P37])*[.R37])" office:value-type="float" office:value="0.141662159407867" calcext:value-type="float">
            <text:p>0.141662159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10727027889037" calcext:value-type="float">
            <text:p>0.3107270279</text:p>
          </table:table-cell>
          <table:table-cell table:formula="of:=RAND()" office:value-type="float" office:value="0.447622822426209" calcext:value-type="float">
            <text:p>0.4476228224</text:p>
          </table:table-cell>
          <table:table-cell/>
          <table:table-cell table:formula="of:=[.P36]+0.05" office:value-type="float" office:value="0.4" calcext:value-type="float">
            <text:p>0.4</text:p>
          </table:table-cell>
          <table:table-cell table:formula="of:=[.M37]/SUM([.$M37:.$N37])" office:value-type="float" office:value="0.409741002467222" calcext:value-type="float">
            <text:p>0.4097410025</text:p>
          </table:table-cell>
          <table:table-cell table:formula="of:=[.N37]/SUM([.$M37:.$N37])" office:value-type="float" office:value="0.590258997532778" calcext:value-type="float">
            <text:p>0.5902589975</text:p>
          </table:table-cell>
        </table:table-row>
        <table:table-row table:style-name="ro1">
          <table:table-cell/>
          <table:table-cell table:style-name="ce11" table:formula="of:=1-SUM([.C38:.E38])" office:value-type="float" office:value="0.6" calcext:value-type="float">
            <text:p>0.6</text:p>
          </table:table-cell>
          <table:table-cell table:formula="of:=IF(MOD(ROW(); 2)=MOD(COLUMN();2); [.$P38]*[.$P38] + [.$P38]*(1-[.$P38])*[.Q38]; [.$P38]*(1-[.$P38])*[.Q38])" office:value-type="float" office:value="0.132976494162334" calcext:value-type="float">
            <text:p>0.1329764942</text:p>
          </table:table-cell>
          <table:table-cell table:formula="of:=IF(MOD(ROW(); 2)=MOD(COLUMN();2); [.$P38]*[.$P38] + [.$P38]*(1-[.$P38])*[.R38]; [.$P38]*(1-[.$P38])*[.R38])" office:value-type="float" office:value="0.267023505837666" calcext:value-type="float">
            <text:p>0.267023505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0255122207723" calcext:value-type="float">
            <text:p>0.5025512221</text:p>
          </table:table-cell>
          <table:table-cell table:formula="of:=RAND()" office:value-type="float" office:value="0.404468428713797" calcext:value-type="float">
            <text:p>0.4044684287</text:p>
          </table:table-cell>
          <table:table-cell/>
          <table:table-cell table:formula="of:=[.P37]" office:value-type="float" office:value="0.4" calcext:value-type="float">
            <text:p>0.4</text:p>
          </table:table-cell>
          <table:table-cell table:formula="of:=[.M38]/SUM([.$M38:.$N38])" office:value-type="float" office:value="0.554068725676391" calcext:value-type="float">
            <text:p>0.5540687257</text:p>
          </table:table-cell>
          <table:table-cell table:formula="of:=[.N38]/SUM([.$M38:.$N38])" office:value-type="float" office:value="0.445931274323609" calcext:value-type="float">
            <text:p>0.4459312743</text:p>
          </table:table-cell>
        </table:table-row>
        <table:table-row table:style-name="ro1">
          <table:table-cell/>
          <table:table-cell table:style-name="ce11" table:formula="of:=1-SUM([.C39:.E39])" office:value-type="float" office:value="0.55" calcext:value-type="float">
            <text:p>0.55</text:p>
          </table:table-cell>
          <table:table-cell table:formula="of:=IF(MOD(ROW(); 2)=MOD(COLUMN();2); [.$P39]*[.$P39] + [.$P39]*(1-[.$P39])*[.Q39]; [.$P39]*(1-[.$P39])*[.Q39])" office:value-type="float" office:value="0.32469370173219" calcext:value-type="float">
            <text:p>0.3246937017</text:p>
          </table:table-cell>
          <table:table-cell table:formula="of:=IF(MOD(ROW(); 2)=MOD(COLUMN();2); [.$P39]*[.$P39] + [.$P39]*(1-[.$P39])*[.R39]; [.$P39]*(1-[.$P39])*[.R39])" office:value-type="float" office:value="0.12530629826781" calcext:value-type="float">
            <text:p>0.125306298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803266384281343" calcext:value-type="float">
            <text:p>0.8032663843</text:p>
          </table:table-cell>
          <table:table-cell table:formula="of:=RAND()" office:value-type="float" office:value="0.823727702086202" calcext:value-type="float">
            <text:p>0.8237277021</text:p>
          </table:table-cell>
          <table:table-cell/>
          <table:table-cell table:formula="of:=[.P38]+0.05" office:value-type="float" office:value="0.45" calcext:value-type="float">
            <text:p>0.45</text:p>
          </table:table-cell>
          <table:table-cell table:formula="of:=[.M39]/SUM([.$M39:.$N39])" office:value-type="float" office:value="0.493711926190666" calcext:value-type="float">
            <text:p>0.4937119262</text:p>
          </table:table-cell>
          <table:table-cell table:formula="of:=[.N39]/SUM([.$M39:.$N39])" office:value-type="float" office:value="0.506288073809334" calcext:value-type="float">
            <text:p>0.5062880738</text:p>
          </table:table-cell>
        </table:table-row>
        <table:table-row table:style-name="ro1">
          <table:table-cell/>
          <table:table-cell table:style-name="ce11" table:formula="of:=1-SUM([.C40:.E40])" office:value-type="float" office:value="0.55" calcext:value-type="float">
            <text:p>0.55</text:p>
          </table:table-cell>
          <table:table-cell table:formula="of:=IF(MOD(ROW(); 2)=MOD(COLUMN();2); [.$P40]*[.$P40] + [.$P40]*(1-[.$P40])*[.Q40]; [.$P40]*(1-[.$P40])*[.Q40])" office:value-type="float" office:value="0.0635441591551074" calcext:value-type="float">
            <text:p>0.0635441592</text:p>
          </table:table-cell>
          <table:table-cell table:formula="of:=IF(MOD(ROW(); 2)=MOD(COLUMN();2); [.$P40]*[.$P40] + [.$P40]*(1-[.$P40])*[.R40]; [.$P40]*(1-[.$P40])*[.R40])" office:value-type="float" office:value="0.386455840844893" calcext:value-type="float">
            <text:p>0.386455840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89695784789298" calcext:value-type="float">
            <text:p>0.2896957848</text:p>
          </table:table-cell>
          <table:table-cell table:formula="of:=RAND()" office:value-type="float" office:value="0.83864878202347" calcext:value-type="float">
            <text:p>0.838648782</text:p>
          </table:table-cell>
          <table:table-cell/>
          <table:table-cell table:formula="of:=[.P39]" office:value-type="float" office:value="0.45" calcext:value-type="float">
            <text:p>0.45</text:p>
          </table:table-cell>
          <table:table-cell table:formula="of:=[.M40]/SUM([.$M40:.$N40])" office:value-type="float" office:value="0.256744077394373" calcext:value-type="float">
            <text:p>0.2567440774</text:p>
          </table:table-cell>
          <table:table-cell table:formula="of:=[.N40]/SUM([.$M40:.$N40])" office:value-type="float" office:value="0.743255922605627" calcext:value-type="float">
            <text:p>0.7432559226</text:p>
          </table:table-cell>
        </table:table-row>
        <table:table-row table:style-name="ro1">
          <table:table-cell/>
          <table:table-cell table:style-name="ce11" table:formula="of:=1-SUM([.C41:.E41])" office:value-type="float" office:value="0.5" calcext:value-type="float">
            <text:p>0.5</text:p>
          </table:table-cell>
          <table:table-cell table:formula="of:=IF(MOD(ROW(); 2)=MOD(COLUMN();2); [.$P41]*[.$P41] + [.$P41]*(1-[.$P41])*[.Q41]; [.$P41]*(1-[.$P41])*[.Q41])" office:value-type="float" office:value="0.284683279214251" calcext:value-type="float">
            <text:p>0.2846832792</text:p>
          </table:table-cell>
          <table:table-cell table:formula="of:=IF(MOD(ROW(); 2)=MOD(COLUMN();2); [.$P41]*[.$P41] + [.$P41]*(1-[.$P41])*[.R41]; [.$P41]*(1-[.$P41])*[.R41])" office:value-type="float" office:value="0.215316720785749" calcext:value-type="float">
            <text:p>0.215316720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556838435666498" calcext:value-type="float">
            <text:p>0.0556838436</text:p>
          </table:table-cell>
          <table:table-cell table:formula="of:=RAND()" office:value-type="float" office:value="0.345689994404886" calcext:value-type="float">
            <text:p>0.3456899944</text:p>
          </table:table-cell>
          <table:table-cell/>
          <table:table-cell table:formula="of:=[.P40]+0.05" office:value-type="float" office:value="0.5" calcext:value-type="float">
            <text:p>0.5</text:p>
          </table:table-cell>
          <table:table-cell table:formula="of:=[.M41]/SUM([.$M41:.$N41])" office:value-type="float" office:value="0.138733116857005" calcext:value-type="float">
            <text:p>0.1387331169</text:p>
          </table:table-cell>
          <table:table-cell table:formula="of:=[.N41]/SUM([.$M41:.$N41])" office:value-type="float" office:value="0.861266883142994" calcext:value-type="float">
            <text:p>0.8612668831</text:p>
          </table:table-cell>
        </table:table-row>
        <table:table-row table:style-name="ro1">
          <table:table-cell/>
          <table:table-cell table:style-name="ce11" table:formula="of:=1-SUM([.C42:.E42])" office:value-type="float" office:value="0.5" calcext:value-type="float">
            <text:p>0.5</text:p>
          </table:table-cell>
          <table:table-cell table:style-name="ce16" table:formula="of:=IF(MOD(ROW(); 2)=MOD(COLUMN();2); [.$P42]*[.$P42] + [.$P42]*(1-[.$P42])*[.Q42]; [.$P42]*(1-[.$P42])*[.Q42])" office:value-type="float" office:value="0.0522906821595742" calcext:value-type="float">
            <text:p>0.0522906822</text:p>
          </table:table-cell>
          <table:table-cell table:formula="of:=IF(MOD(ROW(); 2)=MOD(COLUMN();2); [.$P42]*[.$P42] + [.$P42]*(1-[.$P42])*[.R42]; [.$P42]*(1-[.$P42])*[.R42])" office:value-type="float" office:value="0.447709317840426" calcext:value-type="float">
            <text:p>0.447709317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977222065935742" calcext:value-type="float">
            <text:p>0.0977222066</text:p>
          </table:table-cell>
          <table:table-cell table:formula="of:=RAND()" office:value-type="float" office:value="0.369484390058568" calcext:value-type="float">
            <text:p>0.3694843901</text:p>
          </table:table-cell>
          <table:table-cell/>
          <table:table-cell table:formula="of:=[.P41]" office:value-type="float" office:value="0.5" calcext:value-type="float">
            <text:p>0.5</text:p>
          </table:table-cell>
          <table:table-cell table:formula="of:=[.M42]/SUM([.$M42:.$N42])" office:value-type="float" office:value="0.209162728638297" calcext:value-type="float">
            <text:p>0.2091627286</text:p>
          </table:table-cell>
          <table:table-cell table:formula="of:=[.N42]/SUM([.$M42:.$N42])" office:value-type="float" office:value="0.790837271361703" calcext:value-type="float">
            <text:p>0.7908372714</text:p>
          </table:table-cell>
        </table:table-row>
        <table:table-row table:style-name="ro1">
          <table:table-cell/>
          <table:table-cell table:style-name="ce11" table:formula="of:=1-SUM([.C43:.E43])" office:value-type="float" office:value="0.45" calcext:value-type="float">
            <text:p>0.45</text:p>
          </table:table-cell>
          <table:table-cell table:style-name="Default" table:formula="of:=IF(MOD(ROW(); 2)=MOD(COLUMN();2); [.$P43]*[.$P43] + [.$P43]*(1-[.$P43])*[.Q43]; [.$P43]*(1-[.$P43])*[.Q43])" office:value-type="float" office:value="0.405672307325789" calcext:value-type="float">
            <text:p>0.4056723073</text:p>
          </table:table-cell>
          <table:table-cell table:formula="of:=IF(MOD(ROW(); 2)=MOD(COLUMN();2); [.$P43]*[.$P43] + [.$P43]*(1-[.$P43])*[.R43]; [.$P43]*(1-[.$P43])*[.R43])" office:value-type="float" office:value="0.144327692674211" calcext:value-type="float">
            <text:p>0.144327692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04053354072451" calcext:value-type="float">
            <text:p>0.3040533541</text:p>
          </table:table-cell>
          <table:table-cell table:formula="of:=RAND()" office:value-type="float" office:value="0.425340095424647" calcext:value-type="float">
            <text:p>0.4253400954</text:p>
          </table:table-cell>
          <table:table-cell/>
          <table:table-cell table:formula="of:=[.P42]+0.05" office:value-type="float" office:value="0.55" calcext:value-type="float">
            <text:p>0.55</text:p>
          </table:table-cell>
          <table:table-cell table:formula="of:=[.M43]/SUM([.$M43:.$N43])" office:value-type="float" office:value="0.416857807376924" calcext:value-type="float">
            <text:p>0.4168578074</text:p>
          </table:table-cell>
          <table:table-cell table:formula="of:=[.N43]/SUM([.$M43:.$N43])" office:value-type="float" office:value="0.583142192623076" calcext:value-type="float">
            <text:p>0.5831421926</text:p>
          </table:table-cell>
        </table:table-row>
        <table:table-row table:style-name="ro1">
          <table:table-cell/>
          <table:table-cell table:style-name="ce11" table:formula="of:=1-SUM([.C44:.E44])" office:value-type="float" office:value="0.45" calcext:value-type="float">
            <text:p>0.45</text:p>
          </table:table-cell>
          <table:table-cell table:style-name="ce17" table:formula="of:=IF(MOD(ROW(); 2)=MOD(COLUMN();2); [.$P44]*[.$P44] + [.$P44]*(1-[.$P44])*[.Q44]; [.$P44]*(1-[.$P44])*[.Q44])" office:value-type="float" office:value="0.131005331098758" calcext:value-type="float">
            <text:p>0.1310053311</text:p>
          </table:table-cell>
          <table:table-cell table:formula="of:=IF(MOD(ROW(); 2)=MOD(COLUMN();2); [.$P44]*[.$P44] + [.$P44]*(1-[.$P44])*[.R44]; [.$P44]*(1-[.$P44])*[.R44])" office:value-type="float" office:value="0.418994668901242" calcext:value-type="float">
            <text:p>0.418994668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82497808544841" calcext:value-type="float">
            <text:p>0.6824978085</text:p>
          </table:table-cell>
          <table:table-cell table:formula="of:=RAND()" office:value-type="float" office:value="0.606901685339183" calcext:value-type="float">
            <text:p>0.6069016853</text:p>
          </table:table-cell>
          <table:table-cell/>
          <table:table-cell table:formula="of:=[.P43]" office:value-type="float" office:value="0.55" calcext:value-type="float">
            <text:p>0.55</text:p>
          </table:table-cell>
          <table:table-cell table:formula="of:=[.M44]/SUM([.$M44:.$N44])" office:value-type="float" office:value="0.529314469085893" calcext:value-type="float">
            <text:p>0.5293144691</text:p>
          </table:table-cell>
          <table:table-cell table:formula="of:=[.N44]/SUM([.$M44:.$N44])" office:value-type="float" office:value="0.470685530914107" calcext:value-type="float">
            <text:p>0.4706855309</text:p>
          </table:table-cell>
        </table:table-row>
        <table:table-row table:style-name="ro1">
          <table:table-cell/>
          <table:table-cell table:style-name="ce11" table:formula="of:=1-SUM([.C45:.E45])" office:value-type="float" office:value="0.4" calcext:value-type="float">
            <text:p>0.4</text:p>
          </table:table-cell>
          <table:table-cell table:style-name="ce17" table:formula="of:=IF(MOD(ROW(); 2)=MOD(COLUMN();2); [.$P45]*[.$P45] + [.$P45]*(1-[.$P45])*[.Q45]; [.$P45]*(1-[.$P45])*[.Q45])" office:value-type="float" office:value="0.556134057506722" calcext:value-type="float">
            <text:p>0.5561340575</text:p>
          </table:table-cell>
          <table:table-cell table:formula="of:=IF(MOD(ROW(); 2)=MOD(COLUMN();2); [.$P45]*[.$P45] + [.$P45]*(1-[.$P45])*[.R45]; [.$P45]*(1-[.$P45])*[.R45])" office:value-type="float" office:value="0.0438659424932778" calcext:value-type="float">
            <text:p>0.043865942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51781646982985" calcext:value-type="float">
            <text:p>0.251781647</text:p>
          </table:table-cell>
          <table:table-cell table:formula="of:=RAND()" office:value-type="float" office:value="0.0563116849149968" calcext:value-type="float">
            <text:p>0.0563116849</text:p>
          </table:table-cell>
          <table:table-cell/>
          <table:table-cell table:formula="of:=[.P44]+0.05" office:value-type="float" office:value="0.6" calcext:value-type="float">
            <text:p>0.6</text:p>
          </table:table-cell>
          <table:table-cell table:formula="of:=[.M45]/SUM([.$M45:.$N45])" office:value-type="float" office:value="0.817225239611343" calcext:value-type="float">
            <text:p>0.8172252396</text:p>
          </table:table-cell>
          <table:table-cell table:formula="of:=[.N45]/SUM([.$M45:.$N45])" office:value-type="float" office:value="0.182774760388657" calcext:value-type="float">
            <text:p>0.1827747604</text:p>
          </table:table-cell>
        </table:table-row>
        <table:table-row table:style-name="ro1">
          <table:table-cell/>
          <table:table-cell table:style-name="ce11" table:formula="of:=1-SUM([.C46:.E46])" office:value-type="float" office:value="0.4" calcext:value-type="float">
            <text:p>0.4</text:p>
          </table:table-cell>
          <table:table-cell table:style-name="ce17" table:formula="of:=IF(MOD(ROW(); 2)=MOD(COLUMN();2); [.$P46]*[.$P46] + [.$P46]*(1-[.$P46])*[.Q46]; [.$P46]*(1-[.$P46])*[.Q46])" office:value-type="float" office:value="0.157974796839553" calcext:value-type="float">
            <text:p>0.1579747968</text:p>
          </table:table-cell>
          <table:table-cell table:formula="of:=IF(MOD(ROW(); 2)=MOD(COLUMN();2); [.$P46]*[.$P46] + [.$P46]*(1-[.$P46])*[.R46]; [.$P46]*(1-[.$P46])*[.R46])" office:value-type="float" office:value="0.442025203160447" calcext:value-type="float">
            <text:p>0.4420252032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82295520648708" calcext:value-type="float">
            <text:p>0.3822955206</text:p>
          </table:table-cell>
          <table:table-cell table:formula="of:=RAND()" office:value-type="float" office:value="0.198499180729364" calcext:value-type="float">
            <text:p>0.1984991807</text:p>
          </table:table-cell>
          <table:table-cell/>
          <table:table-cell table:formula="of:=[.P45]" office:value-type="float" office:value="0.6" calcext:value-type="float">
            <text:p>0.6</text:p>
          </table:table-cell>
          <table:table-cell table:formula="of:=[.M46]/SUM([.$M46:.$N46])" office:value-type="float" office:value="0.658228320164805" calcext:value-type="float">
            <text:p>0.6582283202</text:p>
          </table:table-cell>
          <table:table-cell table:formula="of:=[.N46]/SUM([.$M46:.$N46])" office:value-type="float" office:value="0.341771679835195" calcext:value-type="float">
            <text:p>0.3417716798</text:p>
          </table:table-cell>
        </table:table-row>
        <table:table-row table:style-name="ro1">
          <table:table-cell/>
          <table:table-cell table:style-name="ce11" table:formula="of:=1-SUM([.C47:.E47])" office:value-type="float" office:value="0.35" calcext:value-type="float">
            <text:p>0.35</text:p>
          </table:table-cell>
          <table:table-cell table:style-name="ce17" table:formula="of:=IF(MOD(ROW(); 2)=MOD(COLUMN();2); [.$P47]*[.$P47] + [.$P47]*(1-[.$P47])*[.Q47]; [.$P47]*(1-[.$P47])*[.Q47])" office:value-type="float" office:value="0.477106521581724" calcext:value-type="float">
            <text:p>0.4771065216</text:p>
          </table:table-cell>
          <table:table-cell table:formula="of:=IF(MOD(ROW(); 2)=MOD(COLUMN();2); [.$P47]*[.$P47] + [.$P47]*(1-[.$P47])*[.R47]; [.$P47]*(1-[.$P47])*[.R47])" office:value-type="float" office:value="0.172893478418276" calcext:value-type="float">
            <text:p>0.172893478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31007915217841" calcext:value-type="float">
            <text:p>0.2310079152</text:p>
          </table:table-cell>
          <table:table-cell table:formula="of:=RAND()" office:value-type="float" office:value="0.7314101108673" calcext:value-type="float">
            <text:p>0.7314101109</text:p>
          </table:table-cell>
          <table:table-cell/>
          <table:table-cell table:formula="of:=[.P46]+0.05" office:value-type="float" office:value="0.65" calcext:value-type="float">
            <text:p>0.65</text:p>
          </table:table-cell>
          <table:table-cell table:formula="of:=[.M47]/SUM([.$M47:.$N47])" office:value-type="float" office:value="0.240028666293294" calcext:value-type="float">
            <text:p>0.2400286663</text:p>
          </table:table-cell>
          <table:table-cell table:formula="of:=[.N47]/SUM([.$M47:.$N47])" office:value-type="float" office:value="0.759971333706706" calcext:value-type="float">
            <text:p>0.7599713337</text:p>
          </table:table-cell>
        </table:table-row>
        <table:table-row table:style-name="ro1">
          <table:table-cell/>
          <table:table-cell table:style-name="ce11" table:formula="of:=1-SUM([.C48:.E48])" office:value-type="float" office:value="0.35" calcext:value-type="float">
            <text:p>0.35</text:p>
          </table:table-cell>
          <table:table-cell table:style-name="ce17" table:formula="of:=IF(MOD(ROW(); 2)=MOD(COLUMN();2); [.$P48]*[.$P48] + [.$P48]*(1-[.$P48])*[.Q48]; [.$P48]*(1-[.$P48])*[.Q48])" office:value-type="float" office:value="0.0995831943753161" calcext:value-type="float">
            <text:p>0.0995831944</text:p>
          </table:table-cell>
          <table:table-cell table:formula="of:=IF(MOD(ROW(); 2)=MOD(COLUMN();2); [.$P48]*[.$P48] + [.$P48]*(1-[.$P48])*[.R48]; [.$P48]*(1-[.$P48])*[.R48])" office:value-type="float" office:value="0.550416805624684" calcext:value-type="float">
            <text:p>0.550416805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22327623293359" calcext:value-type="float">
            <text:p>0.5223276233</text:p>
          </table:table-cell>
          <table:table-cell table:formula="of:=RAND()" office:value-type="float" office:value="0.670941331821558" calcext:value-type="float">
            <text:p>0.6709413318</text:p>
          </table:table-cell>
          <table:table-cell/>
          <table:table-cell table:formula="of:=[.P47]" office:value-type="float" office:value="0.65" calcext:value-type="float">
            <text:p>0.65</text:p>
          </table:table-cell>
          <table:table-cell table:formula="of:=[.M48]/SUM([.$M48:.$N48])" office:value-type="float" office:value="0.437728326924466" calcext:value-type="float">
            <text:p>0.4377283269</text:p>
          </table:table-cell>
          <table:table-cell table:formula="of:=[.N48]/SUM([.$M48:.$N48])" office:value-type="float" office:value="0.562271673075534" calcext:value-type="float">
            <text:p>0.5622716731</text:p>
          </table:table-cell>
        </table:table-row>
        <table:table-row table:style-name="ro1">
          <table:table-cell/>
          <table:table-cell table:style-name="ce11" table:formula="of:=1-SUM([.C49:.E49])" office:value-type="float" office:value="0.3" calcext:value-type="float">
            <text:p>0.3</text:p>
          </table:table-cell>
          <table:table-cell table:style-name="ce17" table:formula="of:=IF(MOD(ROW(); 2)=MOD(COLUMN();2); [.$P49]*[.$P49] + [.$P49]*(1-[.$P49])*[.Q49]; [.$P49]*(1-[.$P49])*[.Q49])" office:value-type="float" office:value="0.68536532659189" calcext:value-type="float">
            <text:p>0.6853653266</text:p>
          </table:table-cell>
          <table:table-cell table:formula="of:=IF(MOD(ROW(); 2)=MOD(COLUMN();2); [.$P49]*[.$P49] + [.$P49]*(1-[.$P49])*[.R49]; [.$P49]*(1-[.$P49])*[.R49])" office:value-type="float" office:value="0.0146346734081104" calcext:value-type="float">
            <text:p>0.014634673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95148067494471" calcext:value-type="float">
            <text:p>0.1951480675</text:p>
          </table:table-cell>
          <table:table-cell table:formula="of:=RAND()" office:value-type="float" office:value="0.0146183986883782" calcext:value-type="float">
            <text:p>0.0146183987</text:p>
          </table:table-cell>
          <table:table-cell/>
          <table:table-cell table:formula="of:=[.P48]+0.05" office:value-type="float" office:value="0.7" calcext:value-type="float">
            <text:p>0.7</text:p>
          </table:table-cell>
          <table:table-cell table:formula="of:=[.M49]/SUM([.$M49:.$N49])" office:value-type="float" office:value="0.930311079008998" calcext:value-type="float">
            <text:p>0.930311079</text:p>
          </table:table-cell>
          <table:table-cell table:formula="of:=[.N49]/SUM([.$M49:.$N49])" office:value-type="float" office:value="0.0696889209910017" calcext:value-type="float">
            <text:p>0.069688921</text:p>
          </table:table-cell>
        </table:table-row>
        <table:table-row table:style-name="ro1">
          <table:table-cell/>
          <table:table-cell table:style-name="ce11" table:formula="of:=1-SUM([.C50:.E50])" office:value-type="float" office:value="0.3" calcext:value-type="float">
            <text:p>0.3</text:p>
          </table:table-cell>
          <table:table-cell table:style-name="ce17" table:formula="of:=IF(MOD(ROW(); 2)=MOD(COLUMN();2); [.$P50]*[.$P50] + [.$P50]*(1-[.$P50])*[.Q50]; [.$P50]*(1-[.$P50])*[.Q50])" office:value-type="float" office:value="0.0561821407556613" calcext:value-type="float">
            <text:p>0.0561821408</text:p>
          </table:table-cell>
          <table:table-cell table:formula="of:=IF(MOD(ROW(); 2)=MOD(COLUMN();2); [.$P50]*[.$P50] + [.$P50]*(1-[.$P50])*[.R50]; [.$P50]*(1-[.$P50])*[.R50])" office:value-type="float" office:value="0.643817859244339" calcext:value-type="float">
            <text:p>0.6438178592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06183067984082" calcext:value-type="float">
            <text:p>0.306183068</text:p>
          </table:table-cell>
          <table:table-cell table:formula="of:=RAND()" office:value-type="float" office:value="0.838281051962754" calcext:value-type="float">
            <text:p>0.838281052</text:p>
          </table:table-cell>
          <table:table-cell/>
          <table:table-cell table:formula="of:=[.P49]" office:value-type="float" office:value="0.7" calcext:value-type="float">
            <text:p>0.7</text:p>
          </table:table-cell>
          <table:table-cell table:formula="of:=[.M50]/SUM([.$M50:.$N50])" office:value-type="float" office:value="0.267534003598387" calcext:value-type="float">
            <text:p>0.2675340036</text:p>
          </table:table-cell>
          <table:table-cell table:formula="of:=[.N50]/SUM([.$M50:.$N50])" office:value-type="float" office:value="0.732465996401613" calcext:value-type="float">
            <text:p>0.7324659964</text:p>
          </table:table-cell>
        </table:table-row>
        <table:table-row table:style-name="ro1">
          <table:table-cell/>
          <table:table-cell table:style-name="ce11" table:formula="of:=1-SUM([.C51:.E51])" office:value-type="float" office:value="0.25" calcext:value-type="float">
            <text:p>0.25</text:p>
          </table:table-cell>
          <table:table-cell table:style-name="ce17" table:formula="of:=IF(MOD(ROW(); 2)=MOD(COLUMN();2); [.$P51]*[.$P51] + [.$P51]*(1-[.$P51])*[.Q51]; [.$P51]*(1-[.$P51])*[.Q51])" office:value-type="float" office:value="0.567862126895389" calcext:value-type="float">
            <text:p>0.5678621269</text:p>
          </table:table-cell>
          <table:table-cell table:formula="of:=IF(MOD(ROW(); 2)=MOD(COLUMN();2); [.$P51]*[.$P51] + [.$P51]*(1-[.$P51])*[.R51]; [.$P51]*(1-[.$P51])*[.R51])" office:value-type="float" office:value="0.182137873104611" calcext:value-type="float">
            <text:p>0.182137873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136426981446568" calcext:value-type="float">
            <text:p>0.0136426981</text:p>
          </table:table-cell>
          <table:table-cell table:formula="of:=RAND()" office:value-type="float" office:value="0.463407911068399" calcext:value-type="float">
            <text:p>0.4634079111</text:p>
          </table:table-cell>
          <table:table-cell/>
          <table:table-cell table:formula="of:=[.P50]+0.05" office:value-type="float" office:value="0.75" calcext:value-type="float">
            <text:p>0.75</text:p>
          </table:table-cell>
          <table:table-cell table:formula="of:=[.M51]/SUM([.$M51:.$N51])" office:value-type="float" office:value="0.0285980101087427" calcext:value-type="float">
            <text:p>0.0285980101</text:p>
          </table:table-cell>
          <table:table-cell table:formula="of:=[.N51]/SUM([.$M51:.$N51])" office:value-type="float" office:value="0.971401989891257" calcext:value-type="float">
            <text:p>0.9714019899</text:p>
          </table:table-cell>
        </table:table-row>
        <table:table-row table:style-name="ro1">
          <table:table-cell/>
          <table:table-cell table:style-name="ce11" table:formula="of:=1-SUM([.C52:.E52])" office:value-type="float" office:value="0.25" calcext:value-type="float">
            <text:p>0.25</text:p>
          </table:table-cell>
          <table:table-cell table:style-name="ce17" table:formula="of:=IF(MOD(ROW(); 2)=MOD(COLUMN();2); [.$P52]*[.$P52] + [.$P52]*(1-[.$P52])*[.Q52]; [.$P52]*(1-[.$P52])*[.Q52])" office:value-type="float" office:value="0.100610197599599" calcext:value-type="float">
            <text:p>0.1006101976</text:p>
          </table:table-cell>
          <table:table-cell table:formula="of:=IF(MOD(ROW(); 2)=MOD(COLUMN();2); [.$P52]*[.$P52] + [.$P52]*(1-[.$P52])*[.R52]; [.$P52]*(1-[.$P52])*[.R52])" office:value-type="float" office:value="0.649389802400401" calcext:value-type="float">
            <text:p>0.649389802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715222586787301" calcext:value-type="float">
            <text:p>0.7152225868</text:p>
          </table:table-cell>
          <table:table-cell table:formula="of:=RAND()" office:value-type="float" office:value="0.617686384888881" calcext:value-type="float">
            <text:p>0.6176863849</text:p>
          </table:table-cell>
          <table:table-cell/>
          <table:table-cell table:formula="of:=[.P51]" office:value-type="float" office:value="0.75" calcext:value-type="float">
            <text:p>0.75</text:p>
          </table:table-cell>
          <table:table-cell table:formula="of:=[.M52]/SUM([.$M52:.$N52])" office:value-type="float" office:value="0.536587720531194" calcext:value-type="float">
            <text:p>0.5365877205</text:p>
          </table:table-cell>
          <table:table-cell table:formula="of:=[.N52]/SUM([.$M52:.$N52])" office:value-type="float" office:value="0.463412279468806" calcext:value-type="float">
            <text:p>0.4634122795</text:p>
          </table:table-cell>
        </table:table-row>
        <table:table-row table:style-name="ro1">
          <table:table-cell/>
          <table:table-cell table:style-name="ce11" table:formula="of:=1-SUM([.C53:.E53])" office:value-type="float" office:value="0.2" calcext:value-type="float">
            <text:p>0.2</text:p>
          </table:table-cell>
          <table:table-cell table:style-name="ce17" table:formula="of:=IF(MOD(ROW(); 2)=MOD(COLUMN();2); [.$P53]*[.$P53] + [.$P53]*(1-[.$P53])*[.Q53]; [.$P53]*(1-[.$P53])*[.Q53])" office:value-type="float" office:value="0.79669823237128" calcext:value-type="float">
            <text:p>0.7966982324</text:p>
          </table:table-cell>
          <table:table-cell table:formula="of:=IF(MOD(ROW(); 2)=MOD(COLUMN();2); [.$P53]*[.$P53] + [.$P53]*(1-[.$P53])*[.R53]; [.$P53]*(1-[.$P53])*[.R53])" office:value-type="float" office:value="0.00330176762872059" calcext:value-type="float">
            <text:p>0.003301767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07736546865093" calcext:value-type="float">
            <text:p>0.3077365469</text:p>
          </table:table-cell>
          <table:table-cell table:formula="of:=RAND()" office:value-type="float" office:value="0.0064842758800619" calcext:value-type="float">
            <text:p>0.0064842759</text:p>
          </table:table-cell>
          <table:table-cell/>
          <table:table-cell table:formula="of:=[.P52]+0.05" office:value-type="float" office:value="0.8" calcext:value-type="float">
            <text:p>0.8</text:p>
          </table:table-cell>
          <table:table-cell table:formula="of:=[.M53]/SUM([.$M53:.$N53])" office:value-type="float" office:value="0.979363952320496" calcext:value-type="float">
            <text:p>0.9793639523</text:p>
          </table:table-cell>
          <table:table-cell table:formula="of:=[.N53]/SUM([.$M53:.$N53])" office:value-type="float" office:value="0.0206360476795037" calcext:value-type="float">
            <text:p>0.0206360477</text:p>
          </table:table-cell>
        </table:table-row>
        <table:table-row table:style-name="ro1">
          <table:table-cell/>
          <table:table-cell table:style-name="ce11" table:formula="of:=1-SUM([.C54:.E54])" office:value-type="float" office:value="0.2" calcext:value-type="float">
            <text:p>0.2</text:p>
          </table:table-cell>
          <table:table-cell table:style-name="ce17" table:formula="of:=IF(MOD(ROW(); 2)=MOD(COLUMN();2); [.$P54]*[.$P54] + [.$P54]*(1-[.$P54])*[.Q54]; [.$P54]*(1-[.$P54])*[.Q54])" office:value-type="float" office:value="0.00202350726603632" calcext:value-type="float">
            <text:p>0.0020235073</text:p>
          </table:table-cell>
          <table:table-cell table:formula="of:=IF(MOD(ROW(); 2)=MOD(COLUMN();2); [.$P54]*[.$P54] + [.$P54]*(1-[.$P54])*[.R54]; [.$P54]*(1-[.$P54])*[.R54])" office:value-type="float" office:value="0.797976492733964" calcext:value-type="float">
            <text:p>0.797976492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0455040958236428" calcext:value-type="float">
            <text:p>0.0045504096</text:p>
          </table:table-cell>
          <table:table-cell table:formula="of:=RAND()" office:value-type="float" office:value="0.355253355592362" calcext:value-type="float">
            <text:p>0.3552533556</text:p>
          </table:table-cell>
          <table:table-cell/>
          <table:table-cell table:formula="of:=[.P53]" office:value-type="float" office:value="0.8" calcext:value-type="float">
            <text:p>0.8</text:p>
          </table:table-cell>
          <table:table-cell table:formula="of:=[.M54]/SUM([.$M54:.$N54])" office:value-type="float" office:value="0.012646920412727" calcext:value-type="float">
            <text:p>0.0126469204</text:p>
          </table:table-cell>
          <table:table-cell table:formula="of:=[.N54]/SUM([.$M54:.$N54])" office:value-type="float" office:value="0.987353079587273" calcext:value-type="float">
            <text:p>0.9873530796</text:p>
          </table:table-cell>
        </table:table-row>
        <table:table-row table:style-name="ro1">
          <table:table-cell/>
          <table:table-cell table:style-name="ce11" table:formula="of:=1-SUM([.C55:.E55])" office:value-type="float" office:value="0.15" calcext:value-type="float">
            <text:p>0.15</text:p>
          </table:table-cell>
          <table:table-cell table:style-name="ce17" table:formula="of:=IF(MOD(ROW(); 2)=MOD(COLUMN();2); [.$P55]*[.$P55] + [.$P55]*(1-[.$P55])*[.Q55]; [.$P55]*(1-[.$P55])*[.Q55])" office:value-type="float" office:value="0.835763253598866" calcext:value-type="float">
            <text:p>0.8357632536</text:p>
          </table:table-cell>
          <table:table-cell table:formula="of:=IF(MOD(ROW(); 2)=MOD(COLUMN();2); [.$P55]*[.$P55] + [.$P55]*(1-[.$P55])*[.R55]; [.$P55]*(1-[.$P55])*[.R55])" office:value-type="float" office:value="0.0142367464011343" calcext:value-type="float">
            <text:p>0.014236746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44912097207841" calcext:value-type="float">
            <text:p>0.4449120972</text:p>
          </table:table-cell>
          <table:table-cell table:formula="of:=RAND()" office:value-type="float" office:value="0.055923704268445" calcext:value-type="float">
            <text:p>0.0559237043</text:p>
          </table:table-cell>
          <table:table-cell/>
          <table:table-cell table:formula="of:=[.P54]+0.05" office:value-type="float" office:value="0.85" calcext:value-type="float">
            <text:p>0.85</text:p>
          </table:table-cell>
          <table:table-cell table:formula="of:=[.M55]/SUM([.$M55:.$N55])" office:value-type="float" office:value="0.888339243912672" calcext:value-type="float">
            <text:p>0.8883392439</text:p>
          </table:table-cell>
          <table:table-cell table:formula="of:=[.N55]/SUM([.$M55:.$N55])" office:value-type="float" office:value="0.111660756087328" calcext:value-type="float">
            <text:p>0.1116607561</text:p>
          </table:table-cell>
        </table:table-row>
        <table:table-row table:style-name="ro1">
          <table:table-cell/>
          <table:table-cell table:style-name="ce11" table:formula="of:=1-SUM([.C56:.E56])" office:value-type="float" office:value="0.15" calcext:value-type="float">
            <text:p>0.15</text:p>
          </table:table-cell>
          <table:table-cell table:style-name="ce17" table:formula="of:=IF(MOD(ROW(); 2)=MOD(COLUMN();2); [.$P56]*[.$P56] + [.$P56]*(1-[.$P56])*[.Q56]; [.$P56]*(1-[.$P56])*[.Q56])" office:value-type="float" office:value="0.0448648377602957" calcext:value-type="float">
            <text:p>0.0448648378</text:p>
          </table:table-cell>
          <table:table-cell table:formula="of:=IF(MOD(ROW(); 2)=MOD(COLUMN();2); [.$P56]*[.$P56] + [.$P56]*(1-[.$P56])*[.R56]; [.$P56]*(1-[.$P56])*[.R56])" office:value-type="float" office:value="0.805135162239704" calcext:value-type="float">
            <text:p>0.8051351622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97317448269814" calcext:value-type="float">
            <text:p>0.3973174483</text:p>
          </table:table-cell>
          <table:table-cell table:formula="of:=RAND()" office:value-type="float" office:value="0.731806765330538" calcext:value-type="float">
            <text:p>0.7318067653</text:p>
          </table:table-cell>
          <table:table-cell/>
          <table:table-cell table:formula="of:=[.P55]" office:value-type="float" office:value="0.85" calcext:value-type="float">
            <text:p>0.85</text:p>
          </table:table-cell>
          <table:table-cell table:formula="of:=[.M56]/SUM([.$M56:.$N56])" office:value-type="float" office:value="0.351881080472908" calcext:value-type="float">
            <text:p>0.3518810805</text:p>
          </table:table-cell>
          <table:table-cell table:formula="of:=[.N56]/SUM([.$M56:.$N56])" office:value-type="float" office:value="0.648118919527092" calcext:value-type="float">
            <text:p>0.6481189195</text:p>
          </table:table-cell>
        </table:table-row>
        <table:table-row table:style-name="ro1">
          <table:table-cell/>
          <table:table-cell table:style-name="ce11" table:formula="of:=1-SUM([.C57:.E57])" office:value-type="float" office:value="0.0999999999999998" calcext:value-type="float">
            <text:p>0.1</text:p>
          </table:table-cell>
          <table:table-cell table:style-name="ce17" table:formula="of:=IF(MOD(ROW(); 2)=MOD(COLUMN();2); [.$P57]*[.$P57] + [.$P57]*(1-[.$P57])*[.Q57]; [.$P57]*(1-[.$P57])*[.Q57])" office:value-type="float" office:value="0.86936670935328" calcext:value-type="float">
            <text:p>0.8693667094</text:p>
          </table:table-cell>
          <table:table-cell table:formula="of:=IF(MOD(ROW(); 2)=MOD(COLUMN();2); [.$P57]*[.$P57] + [.$P57]*(1-[.$P57])*[.R57]; [.$P57]*(1-[.$P57])*[.R57])" office:value-type="float" office:value="0.0306332906467198" calcext:value-type="float">
            <text:p>0.030633290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830849387204706" calcext:value-type="float">
            <text:p>0.8308493872</text:p>
          </table:table-cell>
          <table:table-cell table:formula="of:=RAND()" office:value-type="float" office:value="0.428719244154714" calcext:value-type="float">
            <text:p>0.4287192442</text:p>
          </table:table-cell>
          <table:table-cell/>
          <table:table-cell table:formula="of:=[.P56]+0.05" office:value-type="float" office:value="0.9" calcext:value-type="float">
            <text:p>0.9</text:p>
          </table:table-cell>
          <table:table-cell table:formula="of:=[.M57]/SUM([.$M57:.$N57])" office:value-type="float" office:value="0.659630103925335" calcext:value-type="float">
            <text:p>0.6596301039</text:p>
          </table:table-cell>
          <table:table-cell table:formula="of:=[.N57]/SUM([.$M57:.$N57])" office:value-type="float" office:value="0.340369896074665" calcext:value-type="float">
            <text:p>0.3403698961</text:p>
          </table:table-cell>
        </table:table-row>
        <table:table-row table:style-name="ro1">
          <table:table-cell/>
          <table:table-cell table:style-name="ce11" table:formula="of:=1-SUM([.C58:.E58])" office:value-type="float" office:value="0.0999999999999999" calcext:value-type="float">
            <text:p>0.1</text:p>
          </table:table-cell>
          <table:table-cell table:style-name="ce17" table:formula="of:=IF(MOD(ROW(); 2)=MOD(COLUMN();2); [.$P58]*[.$P58] + [.$P58]*(1-[.$P58])*[.Q58]; [.$P58]*(1-[.$P58])*[.Q58])" office:value-type="float" office:value="0.0625549452253396" calcext:value-type="float">
            <text:p>0.0625549452</text:p>
          </table:table-cell>
          <table:table-cell table:formula="of:=IF(MOD(ROW(); 2)=MOD(COLUMN();2); [.$P58]*[.$P58] + [.$P58]*(1-[.$P58])*[.R58]; [.$P58]*(1-[.$P58])*[.R58])" office:value-type="float" office:value="0.837445054774661" calcext:value-type="float">
            <text:p>0.837445054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36414488578544" calcext:value-type="float">
            <text:p>0.9364144886</text:p>
          </table:table-cell>
          <table:table-cell table:formula="of:=RAND()" office:value-type="float" office:value="0.410837973532636" calcext:value-type="float">
            <text:p>0.4108379735</text:p>
          </table:table-cell>
          <table:table-cell/>
          <table:table-cell table:formula="of:=[.P57]" office:value-type="float" office:value="0.9" calcext:value-type="float">
            <text:p>0.9</text:p>
          </table:table-cell>
          <table:table-cell table:formula="of:=[.M58]/SUM([.$M58:.$N58])" office:value-type="float" office:value="0.695054946948219" calcext:value-type="float">
            <text:p>0.6950549469</text:p>
          </table:table-cell>
          <table:table-cell table:formula="of:=[.N58]/SUM([.$M58:.$N58])" office:value-type="float" office:value="0.304945053051781" calcext:value-type="float">
            <text:p>0.3049450531</text:p>
          </table:table-cell>
        </table:table-row>
        <table:table-row table:style-name="ro1">
          <table:table-cell/>
          <table:table-cell table:style-name="ce11" table:formula="of:=1-SUM([.C59:.E59])" office:value-type="float" office:value="0.0499999999999997" calcext:value-type="float">
            <text:p>0.05</text:p>
          </table:table-cell>
          <table:table-cell table:style-name="ce17" table:formula="of:=IF(MOD(ROW(); 2)=MOD(COLUMN();2); [.$P59]*[.$P59] + [.$P59]*(1-[.$P59])*[.Q59]; [.$P59]*(1-[.$P59])*[.Q59])" office:value-type="float" office:value="0.936569631174254" calcext:value-type="float">
            <text:p>0.9365696312</text:p>
          </table:table-cell>
          <table:table-cell table:formula="of:=IF(MOD(ROW(); 2)=MOD(COLUMN();2); [.$P59]*[.$P59] + [.$P59]*(1-[.$P59])*[.R59]; [.$P59]*(1-[.$P59])*[.R59])" office:value-type="float" office:value="0.0134303688257461" calcext:value-type="float">
            <text:p>0.013430368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97048510258949" calcext:value-type="float">
            <text:p>0.6970485103</text:p>
          </table:table-cell>
          <table:table-cell table:formula="of:=RAND()" office:value-type="float" office:value="0.274778982323973" calcext:value-type="float">
            <text:p>0.2747789823</text:p>
          </table:table-cell>
          <table:table-cell/>
          <table:table-cell table:formula="of:=[.P58]+0.05" office:value-type="float" office:value="0.95" calcext:value-type="float">
            <text:p>0.95</text:p>
          </table:table-cell>
          <table:table-cell table:formula="of:=[.M59]/SUM([.$M59:.$N59])" office:value-type="float" office:value="0.717255393142187" calcext:value-type="float">
            <text:p>0.7172553931</text:p>
          </table:table-cell>
          <table:table-cell table:formula="of:=[.N59]/SUM([.$M59:.$N59])" office:value-type="float" office:value="0.282744606857813" calcext:value-type="float">
            <text:p>0.2827446069</text:p>
          </table:table-cell>
        </table:table-row>
        <table:table-row table:style-name="ro1">
          <table:table-cell/>
          <table:table-cell table:formula="of:=1-SUM([.C60:.E60])" office:value-type="float" office:value="0.0499999999999997" calcext:value-type="float">
            <text:p>0.05</text:p>
          </table:table-cell>
          <table:table-cell table:style-name="ce17" table:formula="of:=IF(MOD(ROW(); 2)=MOD(COLUMN();2); [.$P60]*[.$P60] + [.$P60]*(1-[.$P60])*[.Q60]; [.$P60]*(1-[.$P60])*[.Q60])" office:value-type="float" office:value="0.0307988539413116" calcext:value-type="float">
            <text:p>0.0307988539</text:p>
          </table:table-cell>
          <table:table-cell table:formula="of:=IF(MOD(ROW(); 2)=MOD(COLUMN();2); [.$P60]*[.$P60] + [.$P60]*(1-[.$P60])*[.R60]; [.$P60]*(1-[.$P60])*[.R60])" office:value-type="float" office:value="0.919201146058689" calcext:value-type="float">
            <text:p>0.919201146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82983995982704" calcext:value-type="float">
            <text:p>0.582983996</text:p>
          </table:table-cell>
          <table:table-cell table:formula="of:=RAND()" office:value-type="float" office:value="0.316131921185705" calcext:value-type="float">
            <text:p>0.3161319212</text:p>
          </table:table-cell>
          <table:table-cell/>
          <table:table-cell table:formula="of:=[.P59]" office:value-type="float" office:value="0.95" calcext:value-type="float">
            <text:p>0.95</text:p>
          </table:table-cell>
          <table:table-cell table:formula="of:=[.M60]/SUM([.$M60:.$N60])" office:value-type="float" office:value="0.648396925080249" calcext:value-type="float">
            <text:p>0.6483969251</text:p>
          </table:table-cell>
          <table:table-cell table:formula="of:=[.N60]/SUM([.$M60:.$N60])" office:value-type="float" office:value="0.351603074919751" calcext:value-type="float">
            <text:p>0.3516030749</text:p>
          </table:table-cell>
        </table:table-row>
        <table:table-row table:style-name="ro1">
          <table:table-cell/>
          <table:table-cell table:formula="of:=1-SUM([.C61:.E61])" office:value-type="float" office:value="0" calcext:value-type="float">
            <text:p>0</text:p>
          </table:table-cell>
          <table:table-cell table:style-name="ce17" table:formula="of:=IF(MOD(ROW(); 2)=MOD(COLUMN();2); [.$P61]*[.$P61] + [.$P61]*(1-[.$P61])*[.Q61]; [.$P61]*(1-[.$P61])*[.Q61])" office:value-type="float" office:value="1" calcext:value-type="float">
            <text:p>1</text:p>
          </table:table-cell>
          <table:table-cell table:formula="of:=IF(MOD(ROW(); 2)=MOD(COLUMN();2); [.$P61]*[.$P61] + [.$P61]*(1-[.$P61])*[.R61]; [.$P61]*(1-[.$P61])*[.R61])" office:value-type="float" office:value="0" calcext:value-type="float">
            <text:p>0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84142177469955" calcext:value-type="float">
            <text:p>0.8414217747</text:p>
          </table:table-cell>
          <table:table-cell table:formula="of:=RAND()" office:value-type="float" office:value="0.468670024166334" calcext:value-type="float">
            <text:p>0.4686700242</text:p>
          </table:table-cell>
          <table:table-cell/>
          <table:table-cell table:formula="of:=[.P60]+0.05" office:value-type="float" office:value="1" calcext:value-type="float">
            <text:p>1</text:p>
          </table:table-cell>
          <table:table-cell table:formula="of:=[.M61]/SUM([.$M61:.$N61])" office:value-type="float" office:value="0.642261691453949" calcext:value-type="float">
            <text:p>0.6422616915</text:p>
          </table:table-cell>
          <table:table-cell table:formula="of:=[.N61]/SUM([.$M61:.$N61])" office:value-type="float" office:value="0.35773830854605" calcext:value-type="float">
            <text:p>0.3577383085</text:p>
          </table:table-cell>
        </table:table-row>
        <table:table-row table:style-name="ro1">
          <table:table-cell/>
          <table:table-cell table:formula="of:=1-SUM([.C62:.E62])" office:value-type="float" office:value="0" calcext:value-type="float">
            <text:p>0</text:p>
          </table:table-cell>
          <table:table-cell table:style-name="ce17" table:formula="of:=IF(MOD(ROW(); 2)=MOD(COLUMN();2); [.$P62]*[.$P62] + [.$P62]*(1-[.$P62])*[.Q62]; [.$P62]*(1-[.$P62])*[.Q62])" office:value-type="float" office:value="0" calcext:value-type="float">
            <text:p>0</text:p>
          </table:table-cell>
          <table:table-cell table:formula="of:=IF(MOD(ROW(); 2)=MOD(COLUMN();2); [.$P62]*[.$P62] + [.$P62]*(1-[.$P62])*[.R62]; [.$P62]*(1-[.$P62])*[.R62])"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54849096820539" calcext:value-type="float">
            <text:p>0.6548490968</text:p>
          </table:table-cell>
          <table:table-cell table:formula="of:=RAND()" office:value-type="float" office:value="0.6296956403696" calcext:value-type="float">
            <text:p>0.6296956404</text:p>
          </table:table-cell>
          <table:table-cell/>
          <table:table-cell table:formula="of:=[.P61]" office:value-type="float" office:value="1" calcext:value-type="float">
            <text:p>1</text:p>
          </table:table-cell>
          <table:table-cell table:formula="of:=[.M62]/SUM([.$M62:.$N62])" office:value-type="float" office:value="0.509790805926293" calcext:value-type="float">
            <text:p>0.5097908059</text:p>
          </table:table-cell>
          <table:table-cell table:formula="of:=[.N62]/SUM([.$M62:.$N62])" office:value-type="float" office:value="0.490209194073707" calcext:value-type="float">
            <text:p>0.4902091941</text:p>
          </table:table-cell>
        </table:table-row>
        <table:table-row table:style-name="ro1">
          <table:table-cell/>
          <table:table-cell table:style-name="ce12"/>
          <table:table-cell table:style-name="ce17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95" calcext:value-type="float">
            <text:p>0.95</text:p>
          </table:table-cell>
          <table:table-cell table:style-name="Default"/>
          <table:table-cell office:value-type="float" office:value="0.0499999999999999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9" calcext:value-type="float">
            <text:p>0.9</text:p>
          </table:table-cell>
          <table:table-cell table:style-name="Default"/>
          <table:table-cell office:value-type="float" office:value="0.0999999999999999" calcext:value-type="float">
            <text:p>0.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85" calcext:value-type="float">
            <text:p>0.85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8" calcext:value-type="float">
            <text:p>0.8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75" calcext:value-type="float">
            <text:p>0.75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7" calcext:value-type="float">
            <text:p>0.7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65" calcext:value-type="float">
            <text:p>0.65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6" calcext:value-type="float">
            <text:p>0.6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7" office:value-type="float" office:value="0.55" calcext:value-type="float">
            <text:p>0.55</text:p>
          </table:table-cell>
          <table:table-cell table:style-name="Default"/>
          <table:table-cell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style-name="Default"/>
          <table:table-cell office:value-type="float" office:value="0.55" calcext:value-type="float">
            <text:p>0.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style-name="Default"/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style-name="Default"/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style-name="Default"/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style-name="Default"/>
          <table:table-cell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95" calcext:value-type="float">
            <text:p>0.95</text:p>
          </table:table-cell>
          <table:table-cell table:style-name="ce24" office:value-type="float" office:value="0.0499999999999999" calcext:value-type="float">
            <text:p>0.0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9" calcext:value-type="float">
            <text:p>0.9</text:p>
          </table:table-cell>
          <table:table-cell table:style-name="ce24" office:value-type="float" office:value="0.0999999999999999" calcext:value-type="float">
            <text:p>0.1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85" calcext:value-type="float">
            <text:p>0.85</text:p>
          </table:table-cell>
          <table:table-cell table:style-name="ce24" office:value-type="float" office:value="0.15" calcext:value-type="float">
            <text:p>0.1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8" calcext:value-type="float">
            <text:p>0.8</text:p>
          </table:table-cell>
          <table:table-cell table:style-name="ce24" office:value-type="float" office:value="0.2" calcext:value-type="float">
            <text:p>0.2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75" calcext:value-type="float">
            <text:p>0.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7" calcext:value-type="float">
            <text:p>0.7</text:p>
          </table:table-cell>
          <table:table-cell table:style-name="ce24" office:value-type="float" office:value="0.3" calcext:value-type="float">
            <text:p>0.3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65" calcext:value-type="float">
            <text:p>0.65</text:p>
          </table:table-cell>
          <table:table-cell table:style-name="ce24" office:value-type="float" office:value="0.35" calcext:value-type="float">
            <text:p>0.3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6" calcext:value-type="float">
            <text:p>0.6</text:p>
          </table:table-cell>
          <table:table-cell table:style-name="ce24" office:value-type="float" office:value="0.4" calcext:value-type="float">
            <text:p>0.4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55" calcext:value-type="float">
            <text:p>0.55</text:p>
          </table:table-cell>
          <table:table-cell table:style-name="ce24" office:value-type="float" office:value="0.45" calcext:value-type="float">
            <text:p>0.4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5" calcext:value-type="float">
            <text:p>0.5</text:p>
          </table:table-cell>
          <table:table-cell table:style-name="ce24" office:value-type="float" office:value="0.5" calcext:value-type="float">
            <text:p>0.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45" calcext:value-type="float">
            <text:p>0.45</text:p>
          </table:table-cell>
          <table:table-cell table:style-name="ce24" office:value-type="float" office:value="0.55" calcext:value-type="float">
            <text:p>0.5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4" calcext:value-type="float">
            <text:p>0.4</text:p>
          </table:table-cell>
          <table:table-cell table:style-name="ce24" office:value-type="float" office:value="0.6" calcext:value-type="float">
            <text:p>0.6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35" calcext:value-type="float">
            <text:p>0.35</text:p>
          </table:table-cell>
          <table:table-cell table:style-name="ce24" office:value-type="float" office:value="0.65" calcext:value-type="float">
            <text:p>0.6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3" calcext:value-type="float">
            <text:p>0.3</text:p>
          </table:table-cell>
          <table:table-cell table:style-name="ce24" office:value-type="float" office:value="0.7" calcext:value-type="float">
            <text:p>0.7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25" calcext:value-type="float">
            <text:p>0.25</text:p>
          </table:table-cell>
          <table:table-cell table:style-name="ce24" office:value-type="float" office:value="0.75" calcext:value-type="float">
            <text:p>0.7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2" calcext:value-type="float">
            <text:p>0.2</text:p>
          </table:table-cell>
          <table:table-cell table:style-name="ce24" office:value-type="float" office:value="0.8" calcext:value-type="float">
            <text:p>0.8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15" calcext:value-type="float">
            <text:p>0.15</text:p>
          </table:table-cell>
          <table:table-cell table:style-name="ce24" office:value-type="float" office:value="0.85" calcext:value-type="float">
            <text:p>0.8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1" calcext:value-type="float">
            <text:p>0.1</text:p>
          </table:table-cell>
          <table:table-cell table:style-name="ce24" office:value-type="float" office:value="0.9" calcext:value-type="float">
            <text:p>0.9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.05" calcext:value-type="float">
            <text:p>0.05</text:p>
          </table:table-cell>
          <table:table-cell table:style-name="ce24" office:value-type="float" office:value="0.95" calcext:value-type="float">
            <text:p>0.95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style-name="ce29" office:value-type="float" office:value="0.0499999999999999" calcext:value-type="float">
            <text:p>0.0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style-name="ce29" office:value-type="float" office:value="0.0999999999999999" calcext:value-type="float">
            <text:p>0.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style-name="ce29"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style-name="ce29"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style-name="ce29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style-name="ce29"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style-name="ce29"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style-name="ce29"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style-name="ce29"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style-name="ce29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style-name="ce29"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29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style-name="ce29"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style-name="ce29"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style-name="ce29"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style-name="ce29"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9"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1048432">
          <table:table-cell table:number-columns-repeated="18"/>
        </table:table-row>
        <table:table-row table:style-name="ro1" table:number-rows-repeated="18">
          <table:table-cell table:style-name="ce6"/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6"/>
          <table:table-cell table:style-name="Default" table:number-columns-repeated="11"/>
          <table:table-cell table:number-columns-repeated="6"/>
        </table:table-row>
        <calcext:conditional-formats>
          <calcext:conditional-format calcext:target-range-address="cells.A1:cells.L1 cells.A3:cells.A1048557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64:cells.B1048557 cells.B3:cells.B22 cells.B4:cells.B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3:cells.C41 cells.C44:cells.C1048557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06:cells.D1048557 cells.D2:cells.D6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05:cells.E1048557 cells.E2:cells.E23 cells.E27:cells.E83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106:cells.F1048557 cells.F2:cells.F83 cells.G23:cells.G6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63:cells.G1048557 cells.G2:cells.G22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57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7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7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7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7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C2:cells.C2 cells.A4:cells.A4 cells.A6:cells.A6 cells.A8:cells.A8 cells.A10:cells.A10 cells.A12:cells.A12 cells.A14:cells.A14 cells.A16:cells.A16 cells.A18:cells.A18 cells.A20:cells.A20 cells.A22:cells.A22 cells.B3:cells.B2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B2:cells.B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A2:cells.A2 cells.A4:cells.A4 cells.A6:cells.A6 cells.A8:cells.A8 cells.A10:cells.A10 cells.A12:cells.A12 cells.A14:cells.A14 cells.A16:cells.A16 cells.A18:cells.A18 cells.A20:cells.A20 cells.A22:cells.A22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E24:cells.E2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C44:cells.C7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C42:cells.C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84:cells.D104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84:cells.F10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B63:cells.B63 cells.B25:cells.B59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E84:cells.E10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105:cells.F125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6:06:36.459341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6:07:43.398364640</dc:date>
    <dc:creator>Robrecht Cannoodt</dc:creator>
    <meta:editing-duration>PT4H11M28S</meta:editing-duration>
    <meta:editing-cycles>56</meta:editing-cycles>
    <meta:document-statistic meta:table-count="2" meta:cell-count="534" meta:object-count="0"/>
  </office:meta>
</office:document-meta>
</file>